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6fd7" officeooo:paragraph-rsid="00076fd7" style:font-size-asian="18pt" style:font-weight-asian="bold" style:font-size-complex="18pt" style:font-weight-complex="bold"/>
    </style:style>
    <style:style style:name="P2" style:family="paragraph" style:parent-style-name="Standard" style:list-style-name="L2">
      <style:paragraph-properties fo:text-align="center" style:justify-single-word="false"/>
      <style:text-properties fo:font-size="18pt" fo:font-weight="bold" officeooo:rsid="00076fd7" officeooo:paragraph-rsid="00076fd7" style:font-size-asian="18pt" style:font-weight-asian="bold" style:font-size-complex="18pt" style:font-weight-complex="bold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3pt" fo:font-weight="normal" officeooo:rsid="00076fd7" officeooo:paragraph-rsid="00076fd7" style:font-size-asian="11.3500003814697pt" style:font-weight-asian="normal" style:font-size-complex="13pt" style:font-weight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ANTITIVE CHEMISTRY</text:p>
      <text:list xml:id="list293754663" text:style-name="L2">
        <text:list-header>
          <text:p text:style-name="P2"/>
        </text:list-header>
        <text:list-item>
          <text:p text:style-name="P3"><draw:frame draw:style-name="fr1" draw:name="Object1" text:anchor-type="as-char" svg:y="-0.2437in" svg:width="3.8465in" svg:height="0.3929in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3"><draw:frame draw:style-name="fr1" draw:name="Object2" text:anchor-type="as-char" svg:y="-0.2437in" svg:width="3.8398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3"><draw:frame draw:style-name="fr1" draw:name="Object3" text:anchor-type="as-char" svg:y="-0.2437in" svg:width="4.2764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3"><draw:frame draw:style-name="fr1" draw:name="Object4" text:anchor-type="as-char" svg:y="-0.2437in" svg:width="2.8173in" svg:height="0.3929in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  <text:list-item>
          <text:p text:style-name="P3"><draw:frame draw:style-name="fr1" draw:name="Object5" text:anchor-type="as-char" svg:y="-0.2437in" svg:width="2.7827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3"><draw:frame draw:style-name="fr1" draw:name="Object6" text:anchor-type="as-char" svg:y="-0.2437in" svg:width="2.789in" svg:height="0.3929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3"><draw:frame draw:style-name="fr1" draw:name="Object7" text:anchor-type="as-char" svg:y="-0.2437in" svg:width="1.9902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5T22:58:33.275861940</meta:creation-date>
    <dc:date>2021-11-06T01:34:55.158242358</dc:date>
    <meta:editing-duration>PT9M21S</meta:editing-duration>
    <meta:editing-cycles>2</meta:editing-cycles>
    <meta:generator>LibreOffice/7.2.1.2$Linux_X86_64 LibreOffice_project/20$Build-2</meta:generator>
    <meta:document-statistic meta:table-count="0" meta:image-count="0" meta:object-count="7" meta:page-count="1" meta:paragraph-count="8" meta:word-count="9" meta:character-count="34" meta:non-whitespace-character-count="33"/>
  </office:meta>
</office:document-meta>
</file>

<file path=Object 1/content.xml><?xml version="1.0" encoding="utf-8"?>
<math xmlns="http://www.w3.org/1998/Math/MathML" display="block">
  <semantics>
    <mrow>
      <mi mathvariant="italic">Mass</mi>
      <mi mathvariant="italic">percentage</mi>
      <mtext>%</mtext>
      <mrow>
        <mrow>
          <mo fence="true" form="prefix" stretchy="false">(</mo>
          <mrow>
            <mrow>
              <mi>w</mi>
              <mo stretchy="false">/</mo>
              <mi>w</mi>
            </mrow>
          </mrow>
          <mo fence="true" form="postfix" stretchy="false">)</mo>
        </mrow>
        <mo stretchy="false">=</mo>
        <mrow>
          <mfrac>
            <mrow>
              <mi mathvariant="italic">Mass</mi>
              <mi mathvariant="italic">of</mi>
              <mi mathvariant="italic">solute</mi>
            </mrow>
            <mrow>
              <mi mathvariant="italic">Total</mi>
              <mi mathvariant="italic">Mass</mi>
              <mi mathvariant="italic">of</mi>
              <mi mathvariant="italic">solution</mi>
            </mrow>
          </mfrac>
          <mo stretchy="false">×</mo>
          <mn>100</mn>
        </mrow>
      </mrow>
    </mrow>
    <annotation encoding="StarMath 5.0">Mass percentage %( w/w ) = { Mass of solute } over {Total  Mass of solution } times 100
</annotation>
  </semantics>
</math>
</file>

<file path=Object 2/content.xml><?xml version="1.0" encoding="utf-8"?>
<math xmlns="http://www.w3.org/1998/Math/MathML" display="block">
  <semantics>
    <mrow>
      <mi mathvariant="italic">Volume</mi>
      <mi mathvariant="italic">Percentage</mi>
      <mtext>%</mtext>
      <mrow>
        <mrow>
          <mi>v</mi>
          <mo stretchy="false">/</mo>
          <mi>v</mi>
        </mrow>
        <mo stretchy="false">=</mo>
        <mrow>
          <mfrac>
            <mrow>
              <mi mathvariant="italic">Volume</mi>
              <mi mathvariant="italic">of</mi>
              <mi mathvariant="italic">solute</mi>
            </mrow>
            <mrow>
              <mi mathvariant="italic">Total</mi>
              <mi mathvariant="italic">volumr</mi>
              <mi mathvariant="italic">of</mi>
              <mi mathvariant="italic">soltion</mi>
            </mrow>
          </mfrac>
          <mo stretchy="false">×</mo>
          <mn>100</mn>
        </mrow>
      </mrow>
    </mrow>
    <annotation encoding="StarMath 5.0">Volume Percentage %{ v/v } = { Volume of solute  } over { Total volumr of soltion  } times 100</annotation>
  </semantics>
</math>
</file>

<file path=Object 3/content.xml><?xml version="1.0" encoding="utf-8"?>
<math xmlns="http://www.w3.org/1998/Math/MathML" display="block">
  <semantics>
    <mrow>
      <mi mathvariant="italic">Percent</mi>
      <mrow>
        <mi mathvariant="italic">mass</mi>
        <mo stretchy="false">/</mo>
        <mi mathvariant="italic">Volume</mi>
      </mrow>
      <mtext>%</mtext>
      <mrow>
        <mrow>
          <mo fence="true" form="prefix" stretchy="false">(</mo>
          <mrow>
            <mrow>
              <mi>w</mi>
              <mo stretchy="false">/</mo>
              <mi>v</mi>
            </mrow>
          </mrow>
          <mo fence="true" form="postfix" stretchy="false">)</mo>
        </mrow>
        <mo stretchy="false">=</mo>
        <mrow>
          <mfrac>
            <mrow>
              <mi mathvariant="italic">Mass</mi>
              <mi mathvariant="italic">of</mi>
              <mi mathvariant="italic">solute</mi>
            </mrow>
            <mrow>
              <mi mathvariant="italic">Total</mi>
              <mi mathvariant="italic">Volume</mi>
              <mi mathvariant="italic">of</mi>
              <mi mathvariant="italic">Solution</mi>
            </mrow>
          </mfrac>
          <mo stretchy="false">×</mo>
          <mn>100</mn>
        </mrow>
      </mrow>
    </mrow>
    <annotation encoding="StarMath 5.0">Percent mass/Volume %( w/v ) = { Mass of solute } over {Total Volume of Solution} times 100
</annotation>
  </semantics>
</math>
</file>

<file path=Object 4/content.xml><?xml version="1.0" encoding="utf-8"?>
<math xmlns="http://www.w3.org/1998/Math/MathML" display="block">
  <semantics>
    <mrow>
      <mi mathvariant="italic">ppm</mi>
      <mrow>
        <mrow>
          <mo fence="true" form="prefix" stretchy="false">(</mo>
          <mrow>
            <mrow>
              <mi>w</mi>
              <mo stretchy="false">/</mo>
              <mi>w</mi>
            </mrow>
          </mrow>
          <mo fence="true" form="postfix" stretchy="false">)</mo>
        </mrow>
        <mo stretchy="false">=</mo>
        <mrow>
          <mfrac>
            <mrow>
              <mi mathvariant="italic">Mass</mi>
              <mi mathvariant="italic">of</mi>
              <mi mathvariant="italic">solute</mi>
            </mrow>
            <mrow>
              <mi mathvariant="italic">Total</mi>
              <mi mathvariant="italic">mass</mi>
              <mi mathvariant="italic">of</mi>
              <mi mathvariant="italic">Solution</mi>
            </mrow>
          </mfrac>
          <mo stretchy="false">×</mo>
          <msup>
            <mn>10</mn>
            <mn>6</mn>
          </msup>
        </mrow>
      </mrow>
    </mrow>
    <annotation encoding="StarMath 5.0">ppm ( w/w ) = { Mass of solute  } over { Total mass of Solution  } times 10^6</annotation>
  </semantics>
</math>
</file>

<file path=Object 5/content.xml><?xml version="1.0" encoding="utf-8"?>
<math xmlns="http://www.w3.org/1998/Math/MathML" display="block">
  <semantics>
    <mrow>
      <mi mathvariant="italic">ppb</mi>
      <mrow>
        <mrow>
          <mo fence="true" form="prefix" stretchy="false">(</mo>
          <mrow>
            <mrow>
              <mi>w</mi>
              <mo stretchy="false">/</mo>
              <mi>w</mi>
            </mrow>
          </mrow>
          <mo fence="true" form="postfix" stretchy="false">)</mo>
        </mrow>
        <mo stretchy="false">=</mo>
        <mrow>
          <mfrac>
            <mrow>
              <mi mathvariant="italic">Mass</mi>
              <mi mathvariant="italic">of</mi>
              <mi mathvariant="italic">solute</mi>
            </mrow>
            <mrow>
              <mi mathvariant="italic">Total</mi>
              <mi mathvariant="italic">mass</mi>
              <mi mathvariant="italic">of</mi>
              <mi mathvariant="italic">Solution</mi>
            </mrow>
          </mfrac>
          <mo stretchy="false">×</mo>
          <msup>
            <mn>10</mn>
            <mn>9</mn>
          </msup>
        </mrow>
      </mrow>
    </mrow>
    <annotation encoding="StarMath 5.0">ppb ( w/w ) = { Mass of solute  } over { Total mass of Solution  } times 10^9</annotation>
  </semantics>
</math>
</file>

<file path=Object 6/content.xml><?xml version="1.0" encoding="utf-8"?>
<math xmlns="http://www.w3.org/1998/Math/MathML" display="block">
  <semantics>
    <mrow>
      <mi mathvariant="italic">Mole</mi>
      <mrow>
        <mi mathvariant="italic">fraction</mi>
        <mo stretchy="false">=</mo>
        <mfrac>
          <mrow>
            <mi mathvariant="italic">Mole</mi>
            <mi mathvariant="italic">count</mi>
            <mi mathvariant="italic">of</mi>
            <mi mathvariant="italic">solute</mi>
          </mrow>
          <mrow>
            <mi mathvariant="italic">Mole</mi>
            <mi mathvariant="italic">number</mi>
            <mi mathvariant="italic">of</mi>
            <mi mathvariant="italic">solution</mi>
          </mrow>
        </mfrac>
      </mrow>
    </mrow>
    <annotation encoding="StarMath 5.0">Mole fraction = { Mole count of solute } over { Mole number of solution }</annotation>
  </semantics>
</math>
</file>

<file path=Object 7/content.xml><?xml version="1.0" encoding="utf-8"?>
<math xmlns="http://www.w3.org/1998/Math/MathML" display="block">
  <semantics>
    <mrow>
      <mi mathvariant="italic">Molarity</mi>
      <mo stretchy="false">=</mo>
      <mfrac>
        <mrow>
          <mi mathvariant="italic">Moles</mi>
          <mi mathvariant="italic">of</mi>
          <mi mathvariant="italic">Solute</mi>
        </mrow>
        <mrow>
          <mi mathvariant="italic">Liters</mi>
          <mi mathvariant="italic">of</mi>
          <mi mathvariant="italic">solution</mi>
        </mrow>
      </mfrac>
    </mrow>
    <annotation encoding="StarMath 5.0">Molarity = { Moles of Solute } over { Liters of solution }
</annotation>
  </semantics>
</math>
</file>